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fo:text-align="justify" style:justify-single-word="false"/>
      <style:text-properties style:font-name="Times New Roman" fo:font-size="12pt" officeooo:paragraph-rsid="0016f1df"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master-page-name="HTML">
      <style:paragraph-properties fo:margin-top="0cm" fo:margin-bottom="0cm" loext:contextual-spacing="false" fo:text-align="justify" style:justify-single-word="false" style:page-number="auto"/>
      <style:text-properties officeooo:paragraph-rsid="0018b0d1"/>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officeooo:paragraph-rsid="001490bd" style:font-size-asian="12pt" style:font-size-complex="12pt"/>
    </style:style>
    <style:style style:name="P8" style:family="paragraph" style:parent-style-name="Text_20_body" style:list-style-name="L2">
      <style:paragraph-properties fo:margin-top="0cm" fo:margin-bottom="0cm" loext:contextual-spacing="false"/>
      <style:text-properties style:font-name="Times New Roman" fo:font-size="12pt" officeooo:paragraph-rsid="00207073" style:font-size-asian="12pt" style:font-size-complex="12pt"/>
    </style:style>
    <style:style style:name="P9" style:family="paragraph" style:parent-style-name="Text_20_body" style:list-style-name="L3">
      <style:paragraph-properties fo:margin-top="0cm" fo:margin-bottom="0cm" loext:contextual-spacing="false"/>
      <style:text-properties style:font-name="Times New Roman" fo:font-size="12pt" officeooo:rsid="001736b5" officeooo:paragraph-rsid="001736b5" style:font-size-asian="12pt" style:font-size-complex="12pt"/>
    </style:style>
    <style:style style:name="P10" style:family="paragraph" style:parent-style-name="Text_20_body" style:list-style-name="L4">
      <style:paragraph-properties fo:margin-top="0cm" fo:margin-bottom="0cm" loext:contextual-spacing="false"/>
      <style:text-properties style:font-name="Times New Roman" fo:font-size="12pt" officeooo:rsid="001736b5" officeooo:paragraph-rsid="001736b5" style:font-size-asian="12pt" style:font-size-complex="12pt"/>
    </style:style>
    <style:style style:name="P11"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12" style:family="paragraph" style:parent-style-name="Text_20_body" style:list-style-name="L3">
      <style:paragraph-properties fo:margin-top="0cm" fo:margin-bottom="0cm" loext:contextual-spacing="false"/>
      <style:text-properties style:font-name="Times New Roman" fo:font-size="12pt" officeooo:rsid="0018b0d1" officeooo:paragraph-rsid="0018b0d1" style:font-size-asian="12pt" style:font-size-complex="12pt"/>
    </style:style>
    <style:style style:name="P13" style:family="paragraph" style:parent-style-name="Text_20_body" style:list-style-name="L3">
      <style:paragraph-properties fo:margin-top="0cm" fo:margin-bottom="0cm" loext:contextual-spacing="false"/>
      <style:text-properties style:font-name="Times New Roman" fo:font-size="12pt" officeooo:rsid="001ac1ee" officeooo:paragraph-rsid="001ac1ee" style:font-size-asian="12pt" style:font-size-complex="12pt"/>
    </style:style>
    <style:style style:name="P14" style:family="paragraph" style:parent-style-name="Text_20_body" style:list-style-name="L3">
      <style:paragraph-properties fo:margin-top="0cm" fo:margin-bottom="0cm" loext:contextual-spacing="false"/>
      <style:text-properties style:font-name="Times New Roman" fo:font-size="12pt" officeooo:rsid="001b0252" officeooo:paragraph-rsid="001b0252" style:font-size-asian="12pt" style:font-size-complex="12pt"/>
    </style:style>
    <style:style style:name="P15" style:family="paragraph" style:parent-style-name="Text_20_body" style:list-style-name="L3">
      <style:paragraph-properties fo:margin-top="0cm" fo:margin-bottom="0cm" loext:contextual-spacing="false"/>
      <style:text-properties style:font-name="Times New Roman" fo:font-size="12pt" officeooo:rsid="001bcdb6" officeooo:paragraph-rsid="001bcdb6" style:font-size-asian="12pt" style:font-size-complex="12pt"/>
    </style:style>
    <style:style style:name="P16" style:family="paragraph" style:parent-style-name="Text_20_body" style:list-style-name="L3">
      <style:paragraph-properties fo:margin-top="0cm" fo:margin-bottom="0cm" loext:contextual-spacing="false"/>
      <style:text-properties style:font-name="Times New Roman" fo:font-size="12pt" officeooo:rsid="001c2955" officeooo:paragraph-rsid="001c2955" style:font-size-asian="12pt" style:font-size-complex="12pt"/>
    </style:style>
    <style:style style:name="P17" style:family="paragraph" style:parent-style-name="Text_20_body" style:list-style-name="L5">
      <style:paragraph-properties fo:margin-top="0cm" fo:margin-bottom="0cm" loext:contextual-spacing="false"/>
      <style:text-properties style:font-name="Times New Roman" fo:font-size="12pt" style:font-size-asian="12pt" style:font-size-complex="12pt"/>
    </style:style>
    <style:style style:name="P18" style:family="paragraph" style:parent-style-name="Text_20_body" style:list-style-name="L3">
      <style:paragraph-properties fo:margin-top="0cm" fo:margin-bottom="0cm" loext:contextual-spacing="false"/>
      <style:text-properties style:font-name="Times New Roman" fo:font-size="12pt" officeooo:rsid="001db4fa" officeooo:paragraph-rsid="001db4fa" style:font-size-asian="12pt" style:font-size-complex="12pt"/>
    </style:style>
    <style:style style:name="P19" style:family="paragraph" style:parent-style-name="Text_20_body" style:list-style-name="L3">
      <style:paragraph-properties fo:margin-top="0cm" fo:margin-bottom="0cm" loext:contextual-spacing="false"/>
      <style:text-properties style:font-name="Times New Roman" fo:font-size="12pt" officeooo:rsid="001db4fa" officeooo:paragraph-rsid="001f1554" style:font-size-asian="12pt" style:font-size-complex="12pt"/>
    </style:style>
    <style:style style:name="P20" style:family="paragraph" style:parent-style-name="Text_20_body" style:list-style-name="L3">
      <style:paragraph-properties fo:margin-top="0cm" fo:margin-bottom="0cm" loext:contextual-spacing="false"/>
      <style:text-properties style:font-name="Times New Roman" fo:font-size="12pt" officeooo:rsid="0021c41e" officeooo:paragraph-rsid="0021c41e" style:font-size-asian="12pt" style:font-size-complex="12pt"/>
    </style:style>
    <style:style style:name="P21" style:family="paragraph" style:parent-style-name="Text_20_body" style:list-style-name="L3">
      <style:paragraph-properties fo:margin-top="0cm" fo:margin-bottom="0cm" loext:contextual-spacing="false"/>
      <style:text-properties style:font-name="Times New Roman" fo:font-size="12pt" officeooo:rsid="00239121" officeooo:paragraph-rsid="00239121" style:font-size-asian="12pt" style:font-size-complex="12pt"/>
    </style:style>
    <style:style style:name="P22" style:family="paragraph" style:parent-style-name="Text_20_body" style:list-style-name="L5">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141d97" style:font-weight-asian="normal" style:font-weight-complex="normal"/>
    </style:style>
    <style:style style:name="T4" style:family="text">
      <style:text-properties fo:font-weight="normal" officeooo:rsid="001736b5" style:font-weight-asian="normal" style:font-weight-complex="normal"/>
    </style:style>
    <style:style style:name="T5" style:family="text">
      <style:text-properties officeooo:rsid="00141d97"/>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bold" style:font-size-asian="12pt" style:font-size-complex="12pt"/>
    </style:style>
    <style:style style:name="T8" style:family="text">
      <style:text-properties style:font-name="Times New Roman" fo:font-size="12pt" fo:font-weight="normal" officeooo:rsid="00141d97" style:font-size-asian="12pt" style:font-weight-asian="normal" style:font-size-complex="12pt" style:font-weight-complex="normal"/>
    </style:style>
    <style:style style:name="T9" style:family="text">
      <style:text-properties style:font-name="Times New Roman" fo:font-size="12pt" fo:font-weight="normal" officeooo:rsid="0016f1df" style:font-size-asian="12pt" style:font-weight-asian="normal" style:font-size-complex="12pt" style:font-weight-complex="normal"/>
    </style:style>
    <style:style style:name="T10" style:family="text">
      <style:text-properties officeooo:rsid="001490bd"/>
    </style:style>
    <style:style style:name="T11" style:family="text">
      <style:text-properties officeooo:rsid="0015d25b"/>
    </style:style>
    <style:style style:name="T12" style:family="text">
      <style:text-properties officeooo:rsid="001736b5"/>
    </style:style>
    <style:style style:name="T13" style:family="text">
      <style:text-properties fo:font-variant="normal" fo:text-transform="none" fo:color="#252525" style:font-name="Times New Roman" fo:font-size="12pt" fo:letter-spacing="normal" fo:font-style="normal" fo:font-weight="normal" officeooo:rsid="00141d97" style:font-size-asian="12pt" style:font-weight-asian="normal" style:font-size-complex="12pt" style:font-weight-complex="normal"/>
    </style:style>
    <style:style style:name="T14" style:family="text">
      <style:text-properties officeooo:rsid="001a1b7e"/>
    </style:style>
    <style:style style:name="T15" style:family="text">
      <style:text-properties officeooo:rsid="001ac1ee"/>
    </style:style>
    <style:style style:name="T16" style:family="text">
      <style:text-properties officeooo:rsid="001c2955"/>
    </style:style>
    <style:style style:name="T17" style:family="text">
      <style:text-properties officeooo:rsid="00239121"/>
    </style:style>
    <style:style style:name="T18" style:family="text">
      <style:text-properties officeooo:rsid="002747a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text:span text:style-name="T7">Name</text:span><text:bookmark text:name="vyiu0"/><text:span text:style-name="T7"><text:line-break/></text:span><text:bookmark text:name="vyiu1"/><text:span text:style-name="T8">Wotan/</text:span><text:span text:style-name="T13">Mephisto</text:span><text:span text:style-name="T3"> </text:span><text:span text:style-name="T6"><text:line-break/></text:span><text:bookmark text:name="vyiu2"/><text:span text:style-name="T6"><text:line-break/></text:span><text:bookmark text:name="vyiu3"/><text:span text:style-name="T7">Beschreibung</text:span><text:bookmark text:name="vyiu4"/><text:span text:style-name="T6"><text:line-break/></text:span><text:bookmark text:name="vyiu6"/><text:span text:style-name="T8">Wotan ist der Dorfälteste und ein verrückter Zauberer des Dorfs Dornheim. Neben seinem Haus befindet sich eine verschlossene Dorfhalle. Als Dorfältester hat er den Schlüssel zu dieser Dorfhalle, öffnet sie jedoch für niemanden. In seinem Haus versucht er von Zeit zu Zeit einen Dämonenfürsten zu beschwören, ohne dass es die Dorfbewohner mitbekommen. Er opfert dazu Tiere und sogar Menschen. Was sich in der Dorfhalle verbirgt, hat ebenfalls keiner mitbekommen. Die Dorfbewohner halten Wotan schlicht für ein wenig verrückt, doch Wotan ist von der Dämonologie besessen und hat bereits Dämonen in der Dorfhalle beschworen und dort eingesperrt. </text:span><text:span text:style-name="T9">Er versucht es zwar vor den Dorfbewohnern geheim zu halten, hofft aber darauf, dass die Dämonen irgendwann verschwinden, bevor sie größeren Schaden anrichten.</text:span></text:p>
      <text:p text:style-name="P2"><text:bookmark text:name="vyiu8"/><text:bookmark text:name="vyiu7"/><text:span text:style-name="T1"><text:line-break/>Ort</text:span><text:bookmark text:name="vyiu9"/><text:span text:style-name="T1"><text:line-break/></text:span><text:bookmark text:name="vyiu111"/><text:bookmark text:name="vyiu12"/><text:span text:style-name="T3">Dornheim</text:span><text:span text:style-name="T2"><text:line-break/></text:span><text:span text:style-name="T1"><text:line-break/>Tagesablauf</text:span><text:bookmark text:name="vyiu13"/><text:bookmark text:name="vyiu11"/></text:p>
      <text:list xml:id="list1256004505972367227" text:style-name="L1">
        <text:list-item>
          <text:p text:style-name="P7"><text:span text:style-name="T5">Tagsüber</text:span> – <text:span text:style-name="T5">Steht bei seinem Thron und redet Unsinn.</text:span></text:p>
        </text:list-item>
        <text:list-item>
          <text:p text:style-name="P6"><text:span text:style-name="T10">Nachts</text:span> – <text:span text:style-name="T5">Steht vor seinem Haus.</text:span></text:p>
        </text:list-item>
      </text:list>
      <text:p text:style-name="P1"><text:bookmark text:name="vyiu15"/><text:line-break/><text:bookmark text:name="vyiu16"/><text:span text:style-name="T1">Zugehörigkeit</text:span><text:bookmark text:name="vyiu17"/><text:line-break/><text:bookmark text:name="f-855"/><text:span text:style-name="T11">Dorfbewohner</text:span></text:p>
      <text:p text:style-name="P1"><text:bookmark text:name="vyiu20"/><text:bookmark text:name="vyiu19"/><text:span text:style-name="T1"><text:line-break/></text:span><text:bookmark text:name="f-856"/><text:span text:style-name="T1">Aufträge</text:span></text:p>
      <text:list xml:id="list6148778016603993590" text:style-name="L2">
        <text:list-item>
          <text:p text:style-name="P8"><text:bookmark text:name="dfq10"/><text:bookmark text:name="dfq1"/>Sekundär – <text:span text:style-name="T14">Opfere oder rette die Kinder</text:span></text:p>
        </text:list-item>
      </text:list>
      <text:p text:style-name="P1"><text:bookmark text:name="vyiu23"/><text:line-break/><text:bookmark text:name="ik9t1"/><text:span text:style-name="T1">Dialog</text:span></text:p>
      <text:list xml:id="list2694796099774337429" text:style-name="L3">
        <text:list-item>
          <text:p text:style-name="P9">Ich grüße dich, Wotan.</text:p>
          <text:list>
            <text:list-item>
              <text:p text:style-name="P11"><text:bookmark text:name="ik9t2"/><text:bookmark text:name="f0wr"/>N: <text:bookmark text:name="gg5p"/><text:span text:style-name="T12">Du bist derjenige, der aufbricht, in eine andere Welt.</text:span></text:p>
            </text:list-item>
            <text:list-item>
              <text:p text:style-name="P9">C: So könnte man es sagen.</text:p>
            </text:list-item>
            <text:list-item>
              <text:p text:style-name="P9">N: Ich habe viele Welten gesehen. Zu viele!</text:p>
            </text:list-item>
          </text:list>
        </text:list-item>
        <text:list-item>
          <text:p text:style-name="P12">Ist alles in Ordnung? <text:span text:style-name="T15">(Nach Begrüßung)</text:span></text:p>
          <text:list>
            <text:list-item>
              <text:p text:style-name="P12">N: Ich bin der Geist der stets verneint, doch andern als ihr Herr erscheint.</text:p>
            </text:list-item>
            <text:list-item>
              <text:p text:style-name="P12">C: Alles klar!</text:p>
            </text:list-item>
          </text:list>
        </text:list-item>
        <text:list-item>
          <text:p text:style-name="P13">Wie sitzt es sich auf dem Thron? (Auftragsziel 1 des Auftrags „Scheiße auf dem Thron“ abgeschlossen)</text:p>
          <text:list>
            <text:list-item>
              <text:p text:style-name="P13">N: Wer hat es gewagt meinen Thron mit dieser Wurst zu beflecken? Möge der Frevler hervortreten auf dass ich ihn verzaubere, in ein elendes Huhn!</text:p>
            </text:list-item>
            <text:list-item>
              <text:p text:style-name="P13">N: Sprich, wer ist es, der mir dieses braune Gemisch unter meinem Arsch platzierte!</text:p>
            </text:list-item>
            <text:list-item>
              <text:p text:style-name="P13">C: Ich weiß nicht wovon du sprichst.</text:p>
            </text:list-item>
            <text:list-item>
              <text:p text:style-name="P13">N: Ich warne dich! Denk ja nicht, dass jede Tat vergessen <text:span text:style-name="T18">ist</text:span>, wenn du wiederkehrst!</text:p>
            </text:list-item>
            <text:list-item>
              <text:p text:style-name="P14">Auftragsziel 2 des Auftrags „Scheiße auf dem Thron“ abgeschlossen</text:p>
            </text:list-item>
          </text:list>
        </text:list-item>
        <text:list-item>
          <text:p text:style-name="P15">Ich war im Obergeschoss deines Hauses. (Charakter war dort)</text:p>
          <text:list>
            <text:list-item>
              <text:p text:style-name="P15">N: Neeeiiin! Wie konntest du nur?</text:p>
            </text:list-item>
            <text:list-item>
              <text:p text:style-name="P15">C: Was zur Hölle hast du dort getrieben?</text:p>
            </text:list-item>
            <text:list-item>
              <text:p text:style-name="P15">N: Hölle? <text:span text:style-name="T16">D</text:span>ie Hölle ist mein neues zuhause!</text:p>
            </text:list-item>
            <text:list-item>
              <text:p text:style-name="P16">Wotan verwandelt sich in Mephisto.</text:p>
            </text:list-item>
            <text:list-item>
              <text:p text:style-name="P16">N: Ich werde die Kinder opfern und mit Hilfe ihrer Seelen den dunklen Fürsten der Dämonen herbeirufen!</text:p>
            </text:list-item>
            <text:list-item>
              <text:p text:style-name="P16">C: Welche Kinder?</text:p>
            </text:list-item>
            <text:list-item>
              <text:p text:style-name="P18">N: Geh nun und lass mich allein. Der Untergang ist nah!</text:p>
            </text:list-item>
            <text:list-item>
              <text:p text:style-name="P19">Neuer Auftrag „<text:span text:style-name="T14">Opfere oder rette die Kinder</text:span>“</text:p>
            </text:list-item>
          </text:list>
        </text:list-item>
        <text:list-item>
          <text:p text:style-name="P20">Ich habe die Kinder gerettet. (Auftragsziel 1 des Auftrags „Opfere oder rette die Kinder“ erfolgreich)</text:p>
          <text:list>
            <text:list-item>
              <text:p text:style-name="P20"><text:soft-page-break/>N: Verflucht seist du! Wie konntest du mir das antun? Der Fürst wird mich bestrafen.</text:p>
            </text:list-item>
            <text:list-item>
              <text:p text:style-name="P20">…</text:p>
            </text:list-item>
          </text:list>
        </text:list-item>
        <text:list-item>
          <text:p text:style-name="P20">Ich habe die Kinder geopfert. (Auftragsziel 2 des Auftrags „Opfere oder rette die Kinder“ erfolgreich)</text:p>
          <text:list>
            <text:list-item>
              <text:p text:style-name="P20">N: <text:span text:style-name="T17">Gut gemacht. Du bist nun ebenfalls ein Diener der Hölle. Ich überreiche dir diese Belohnung.</text:span></text:p>
            </text:list-item>
            <text:list-item>
              <text:p text:style-name="P21">N: Nimm dich in Acht vor jenen, die uns nicht verstehen. Sonst werden sie dich jagen und verbrennen!</text:p>
            </text:list-item>
          </text:list>
        </text:list-item>
      </text:list>
      <text:p text:style-name="P1"><text:bookmark text:name="vyiu53"/><text:line-break/><text:bookmark text:name="adhu1"/><text:span text:style-name="T1">Handel</text:span><text:bookmark text:name="u5nf"/><text:span text:style-name="T1"><text:line-break/></text:span><text:bookmark text:name="adhu"/><text:bookmark text:name="vyiu54"/><text:span text:style-name="T4">Im oberen Stockwerk seines Hauses, befindet sich eine Kiste mit Gegenständen.</text:span></text:p>
      <text:list xml:id="list2047342172355957395" text:style-name="L4">
        <text:list-item>
          <text:p text:style-name="P10">Buch der Dämonologie</text:p>
        </text:list-item>
      </text:list>
      <text:p text:style-name="P1"/>
      <text:p text:style-name="P3"><text:bookmark text:name="j85t"/>Tontexte:</text:p>
      <text:p text:style-name="P4">Diese Texte müssen nur dann definiert werden, wenn der Charakter steuerbar ist, z. B. als Gefährte.</text:p>
      <text:list xml:id="list9182207933394978995" text:style-name="L5">
        <text:list-item>
          <text:p text:style-name="P22">Ja1:<text:bookmark text:name="ov17"/> “Sofort.”</text:p>
        </text:list-item>
        <text:list-item>
          <text:p text:style-name="P22">Ja2: “Beeilung.”</text:p>
        </text:list-item>
        <text:list-item>
          <text:p text:style-name="P22">Ja3: “Lasst mich nachsehen.”</text:p>
        </text:list-item>
        <text:list-item>
          <text:p text:style-name="P22"><text:bookmark text:name="s.3q"/>JaAngriff1:<text:bookmark text:name="ov170"/> “Für meinen Glauben!”</text:p>
        </text:list-item>
        <text:list-item>
          <text:p text:style-name="P22">JaAngriff2: “Züchtigt sie!”</text:p>
        </text:list-item>
        <text:list-item>
          <text:p text:style-name="P22">JaAngriff3: “Vernichtet die Ketzer!”</text:p>
        </text:list-item>
        <text:list-item>
          <text:p text:style-name="P22"><text:bookmark text:name="s.3q1"/>Was1:<text:bookmark text:name="rwtp1"/> “Was wünscht Ihr?”</text:p>
        </text:list-item>
        <text:list-item>
          <text:p text:style-name="P22">Was2: “Zur Stelle.”</text:p>
        </text:list-item>
        <text:list-item>
          <text:p text:style-name="P22">Was3: “Ich höre.”</text:p>
        </text:list-item>
        <text:list-item>
          <text:p text:style-name="P22"><text:bookmark text:name="s.3q2"/>Sauer1: </text:p>
        </text:list-item>
        <text:list-item>
          <text:p text:style-name="P17">Tot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16-11-08T16:04:51.009000000</meta:creation-date>
    <dc:language>en-US</dc:language>
    <meta:editing-cycles>21</meta:editing-cycles>
    <meta:editing-duration>PT3H16M58S</meta:editing-duration>
    <dc:date>2016-11-10T16:41:22.281000000</dc:date>
    <meta:document-statistic meta:table-count="0" meta:image-count="0" meta:object-count="0" meta:page-count="2" meta:paragraph-count="51" meta:word-count="545" meta:character-count="3209" meta:non-whitespace-character-count="2745"/>
    <meta:user-defined meta:name="Info 1"/>
    <meta:user-defined meta:name="Info 2"/>
    <meta:user-defined meta:name="Info 3"/>
    <meta:user-defined meta:name="Info 4"/>
    <meta:hyperlink-behaviour office:target-frame-name="_top" xlink:show="replace"/>
  </office:meta>
</office:document-meta>
</file>